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FilterSelector.FileFilterSelector( FileFilter fil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FilterSelector.FileFilter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FilterSelector.accept( final FileSelectInfo file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FilterSelector.includeFile( final FileSelectInfo file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